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n France métropolitaine, nous sommes ammené à travailler avec trois différents types de coordonnées. Les coordonnées cartésiennes, les coordonnées géographiques et les coordonnées projetées. Il existe aussi deux systèmes géodésiques de références différents: Le système de la Nouvelle Triangulation Française et celui du RGF93 qui est cohérent avec le système ETRS89. Pour passer d'un système à l'autre on applique une translation aux coordonnées cartésiennes donnée par une interpolation à partir d'une grille de référence.</text:p>
      <text:p text:style-name="Standard"/>
      <text:p text:style-name="Standard">L'objectif de notre code de transformation sera de récupérer le point ou la liste des points à transformer pour les convertir en coordonnées cartésiennes dans le système ETRS89. En France cela revient donc à les convertir en coordonnées cartésiennes dans le système RGF93.</text:p>
      <text:p text:style-name="Standard">Un fois que l'on possède les coordonnées de tous les points dans ce dernier système de coordonnées on les transforme dans tous les systèmes de coordonnées possibles pour notre site web.</text:p>
      <text:p text:style-name="Standard">Les coordonnées seront ensuite récupérés par la partie client de notre site sous la forme d'un json avec une structure définie.</text:p>
      <text:p text:style-name="Standard"/>
      <text:p text:style-name="Standard">Les codes de transformations de coordonnées pour la France sont réparties en quatres codes de transformations et un code qui permet la lecture de fichier texte.</text:p>
      <text:p text:style-name="Standard">Le code <text:span text:style-name="T1">alti_fr.php</text:span> permet de transformer un hauteur éllipsoïdale en altitude et inversement à partir de la grille de conversion française RAF09. Les coordonnées sont récupérées sous la forme de coordonnées géographiques dans le système RGF93 pour correspondre à la grille en donnée.</text:p>
      <text:p text:style-name="Standard">Le code <text:span text:style-name="T1">variable.php</text:span> défini des objets php tels que des éllipsoïdes ou des cones de projections que l'on utilisera ensuite pour les transformations de coordonnées.</text:p>
      <text:p text:style-name="Standard">Le code <text:span text:style-name="T1">fonctions_fr.php</text:span> utilise les objets cones de projections pour transformer des coordonnées géographiques dans les systèmes NTF ou RGF93 en coordonnées projetées ou inversement. L'utilisation de l'objet pour ce code est du au grand nombre de projections possible en France, et ce dans les deux systèmes géodésiques. On a ainsi des projections sur des cones tangents ou alors possédant deux parallèles automécoïques.</text:p>
      <text:p text:style-name="Standard">Le code <text:span text:style-name="T1">cartesiennes.php</text:span> permet de transformer des coordonnées cartésiennes en coordonnées géographiques et inversement. Il utilise l'objet ellipsoïde pour que ce code soit réutilisable pour tous les éllipsoïdes que nous sommes suceptibles d'utiliser pour ce projet.</text:p>
      <text:p text:style-name="Standard"/>
      <text:p text:style-name="Standard">Avec ces différents codes on possède toutes les briques élémentaires <text:s/>pour effectuer nos transformations de coordonnées.</text:p>
      <text:p text:style-name="Standard"/>
      <text:p text:style-name="Standard">On réutilise toutes ces fonctions dans le code transfo_coord où l'on suit la démarche décrite au début de la partie. On transforme tous les coordonnées de points en coordonnées cartésiennes dans le système ETRS89 et on transforme les coordonnées dans tous les systèmes de coordonnées possible. On utilise des objets array que l'on transforme ensuite en json. On retourne ce json à la partie cli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5M13S</meta:editing-duration>
    <meta:editing-cycles>4</meta:editing-cycles>
    <meta:generator>OpenOffice/4.1.2$Win32 OpenOffice.org_project/412m3$Build-9782</meta:generator>
    <dc:date>2018-04-22T19:11:09.32</dc:date>
    <dc:creator>hugo lecomte</dc:creator>
    <meta:document-statistic meta:table-count="0" meta:image-count="0" meta:object-count="0" meta:page-count="1" meta:paragraph-count="11" meta:word-count="443" meta:character-count="2920"/>
    <meta:user-defined meta:name="Info 1"/>
    <meta:user-defined meta:name="Info 2"/>
    <meta:user-defined meta:name="Info 3"/>
    <meta:user-defined meta:name="Info 4"/>
  </office:meta>
</office:document-meta>
</file>